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Standard"/>
      <text:p text:style-name="Standard"/>
      <text:p text:style-name="Standard"/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Standard"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/>
      <text:p text:style-name="Standard"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>Distinti saluti.</text:p>
      <text:p text:style-name="Standard">Enrico Bruno</text:p>
      <text:p text:style-name="Standard">Dirigente Scolastico</text:p>
      <text:p text:style-name="Standard">I.I.S. Giovanni Cena – Ivrea</text:p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40:29.32</dc:date>
    <meta:editing-duration>PT13M19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20" meta:word-count="167" meta:character-count="1178"/>
  </office:meta>
</office:document-meta>
</file>